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5" style:family="paragraph" style:parent-style-name="Text_20_body">
      <style:text-properties fo:font-variant="normal" fo:text-transform="none" fo:color="#000000" style:font-name="Open Sans" fo:font-size="10pt" fo:letter-spacing="normal" fo:font-style="normal" fo:font-weight="normal" officeooo:rsid="0025ed75" officeooo:paragraph-rsid="0025ed75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color="#000000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811in" fo:widows="1" fo:text-indent="0in" style:auto-text-indent="false" fo:padding="0in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style:line-height-at-least="0.2811in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13" style:family="paragraph" style:parent-style-name="Heading_20_1">
      <style:text-properties fo:font-variant="normal" fo:text-transform="none" fo:color="#000000" style:font-name="Open Sans" fo:font-size="10pt" fo:letter-spacing="normal" fo:font-style="normal" fo:font-weight="normal" officeooo:rsid="0025ed75" officeooo:paragraph-rsid="0025ed75" style:font-size-asian="10pt" style:font-weight-asian="normal" style:font-size-complex="10pt" style:font-weight-complex="normal"/>
    </style:style>
    <style:style style:name="P14" style:family="paragraph" style:parent-style-name="Heading_20_1">
      <style:text-properties fo:font-variant="normal" fo:text-transform="none" fo:color="#000000" style:font-name="Open Sans" fo:letter-spacing="normal" fo:font-style="normal" fo:font-weight="normal" officeooo:paragraph-rsid="001f456d"/>
    </style:style>
    <style:style style:name="P15" style:family="paragraph" style:parent-style-name="Heading_20_2">
      <style:text-properties fo:font-variant="normal" fo:text-transform="none" fo:color="#000000" style:font-name="Open Sans" fo:letter-spacing="normal" fo:font-style="normal" officeooo:paragraph-rsid="001f456d"/>
    </style:style>
    <style:style style:name="P16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T1" style:family="text">
      <style:text-properties fo:font-style="italic" fo:padding="0in" fo:border="none"/>
    </style:style>
    <style:style style:name="T2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4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444444" fo:letter-spacing="normal" officeooo:rsid="0023693f"/>
    </style:style>
    <style:style style:name="T7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8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officeooo:rsid="00245a15" fo:background-color="#f2f2f2" loext:char-shading-value="0" fo:padding="0in" fo:border="none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13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4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fo:letter-spacing="normal" officeooo:rsid="0023693f"/>
    </style:style>
    <style:style style:name="T17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18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19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20" style:family="text">
      <style:text-properties fo:font-variant="normal" fo:text-transform="none" fo:color="#007700" style:font-name="Consolas" fo:font-size="12pt" fo:letter-spacing="normal" fo:font-style="normal" fo:font-weight="normal" fo:background-color="#f2f2f2" loext:char-shading-value="0" fo:padding="0in" fo:border="none"/>
    </style:style>
    <style:style style:name="T21" style:family="text">
      <style:text-properties fo:font-variant="normal" fo:text-transform="none" fo:color="#ff8000" style:font-name="Consolas" fo:font-size="12pt" fo:letter-spacing="normal" fo:font-style="normal" fo:font-weight="normal" fo:background-color="#f2f2f2" loext:char-shading-value="0" fo:padding="0in" fo:border="none"/>
    </style:style>
    <style:style style:name="T22" style:family="text">
      <style:text-properties fo:font-variant="normal" fo:text-transform="none" fo:color="#ff8000" style:font-name="Consolas" fo:font-size="12pt" fo:letter-spacing="normal" fo:font-style="normal" fo:font-weight="normal" officeooo:rsid="00245a15" fo:background-color="#f2f2f2" loext:char-shading-value="0" fo:padding="0in" fo:border="none"/>
    </style:style>
    <style:style style:name="T23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24" style:family="text">
      <style:text-properties fo:font-variant="normal" fo:text-transform="none" fo:color="#dd0000" style:font-name="Consolas" fo:font-size="12pt" fo:letter-spacing="normal" fo:font-style="normal" fo:font-weight="normal" fo:background-color="#f2f2f2" loext:char-shading-value="0" fo:padding="0in" fo:border="none"/>
    </style:style>
    <style:style style:name="T25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26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in" fo:border="none"/>
    </style:style>
    <style:style style:name="T27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8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29" style:family="text">
      <style:text-properties fo:font-variant="normal" fo:text-transform="none" fo:color="#ff0000" style:font-name="Consolas" fo:font-size="12pt" fo:letter-spacing="normal" fo:font-style="normal" fo:font-weight="normal" fo:padding="0.0193in" fo:border="0.06pt solid #cccccc"/>
    </style:style>
    <style:style style:name="T30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31" style:family="text">
      <style:text-properties fo:font-variant="normal" fo:text-transform="none" fo:color="#ff0000" style:font-name="Open Sans" fo:font-size="12pt" fo:letter-spacing="normal" fo:font-style="normal" fo:font-weight="normal" officeooo:rsid="0023693f"/>
    </style:style>
    <style:style style:name="T32" style:family="text">
      <style:text-properties fo:font-variant="normal" fo:text-transform="none" style:font-name="Open Sans" fo:font-size="12pt" fo:letter-spacing="normal" fo:font-style="normal" fo:font-weight="normal"/>
    </style:style>
    <style:style style:name="T33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34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35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36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7" style:family="text">
      <style:text-properties fo:font-variant="normal" fo:text-transform="none" style:font-name="Consolas" fo:font-size="12pt" fo:letter-spacing="normal" fo:font-style="normal" fo:font-weight="normal" officeooo:rsid="00245a15" fo:background-color="#f2f2f2" loext:char-shading-value="0" fo:padding="0in" fo:border="none"/>
    </style:style>
    <style:style style:name="T38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39" style:family="text">
      <style:text-properties style:font-name="Consolas" fo:font-size="12pt" fo:background-color="#f2f2f2" loext:char-shading-value="0" fo:padding="0.0193in" fo:border="0.06pt solid #cccccc"/>
    </style:style>
    <style:style style:name="T40" style:family="text">
      <style:text-properties fo:font-weight="bold" fo:padding="0in" fo:border="none"/>
    </style:style>
    <style:style style:name="T41" style:family="text">
      <style:text-properties fo:color="#ff0000"/>
    </style:style>
    <style:style style:name="T42" style:family="text">
      <style:text-properties fo:color="#ff0000" officeooo:rsid="0023693f"/>
    </style:style>
    <style:style style:name="T43" style:family="text">
      <style:text-properties fo:color="#ff0000" fo:font-style="italic" fo:padding="0in" fo:border="none"/>
    </style:style>
    <style:style style:name="T44" style:family="text">
      <style:text-properties fo:color="#ff0000" fo:font-weight="bold" fo:padding="0in" fo:border="none"/>
    </style:style>
    <style:style style:name="T45" style:family="text">
      <style:text-properties fo:color="#000000"/>
    </style:style>
    <style:style style:name="T46" style:family="text">
      <style:text-properties fo:color="#000000" fo:font-weight="bold" fo:padding="0in" fo:border="none"/>
    </style:style>
    <style:style style:name="T47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這些notes來自:</text:h>
      <text:p text:style-name="P5">https://devzone.zend.com/6/php-101-php-for-the-absolute-beginner/</text:p>
      <text:h text:style-name="P14" text:outline-level="1">PHP 101 (part 1): Down the Rabbit Hole</text:h>
      <text:h text:style-name="P15" text:outline-level="2">The Only Acronym You’ll Ever Need</text:h>
      <text:p text:style-name="P8">If you’re new to Web development, you could be forgiven for thinking that it<text:line-break/>consists of no more than a mass of acronyms, each one more indecipherable than<text:line-break/>the last. ASP, CGI, SOAP, XML, HTTP – the list seems never-ending, and<text:line-break/>the sheer volume of information on each of these can discourage the most avid<text:line-break/>programmer. But before you put on your running shoes and flee, there’s a little<text:line-break/>secret you should know. To put together a cutting-edge Web site, chock full of<text:line-break/>all the latest bells and whistles, there’s only one acronym you <text:span text:style-name="T1">really</text:span><text:line-break/>need to know:</text:p>
      <text:p text:style-name="P8">PHP</text:p>
      <text:p text:style-name="P8">Now, while you have almost certainly <text:span text:style-name="T1">heard</text:span> of PHP, you may not be<text:line-break/>aware of just how powerful the language is, and how much it can do for you.<text:line-break/>Today, PHP has the enviable position of being the only open-source server-side<text:line-break/>scripting language that’s both fun and easy to learn. This is not just<text:line-break/>advertising: recent surveys show that more than 16,000,000 Web sites use PHP<text:line-break/>as a server side scripting language, and the language also tops the list of<text:line-break/>most popular Apache modules.</text:p>
      <text:p text:style-name="P8">Why, you ask? The short answer: it’s powerful, it’s easy to use, and<text:line-break/>it’s free. Extremely robust and scalable, PHP can be used for the most<text:line-break/>demanding of applications, and delivers excellent performance even at<text:line-break/>high loads. Built-in database support means that you can begin creating<text:line-break/>data-driven applications immediately, XML support makes it suitable for<text:line-break/>the new generation of XML-enabled applications, and the extensible architecture<text:line-break/><text:soft-page-break/>makes it easy for developers to use it as a framework to build their own<text:line-break/>custom modules. Toss in a great manual, a knowledgeable developer community<text:line-break/>and a really low price (can you spell f-r-e-e?) and you’ve got the makings<text:line-break/>of a winner!</text:p>
      <text:p text:style-name="P8">My goal in this series of tutorials is very simple: I’ll be<text:line-break/>teaching you the basics of using PHP, and showing you why I think it’s<text:line-break/>the best possible tool for Web application development today.<text:line-break/>I’ll be making <text:span text:style-name="T1">no</text:span> assumptions about your level of knowledge,<text:line-break/>other than that you can understand basic HTML and have a sense of<text:line-break/>humor. And before you ask… Yes, this series covers both PHP 4 and<text:line-break/>PHP 5, with new PHP 5 features flagged for easy reference.</text:p>
      <text:p text:style-name="P8">Let’s get going!</text:p>
      <text:p text:style-name="P12"><text:bookmark text:name="Heading3"/></text:p>
      <text:h text:style-name="P16" text:outline-level="2">The Right Environment</text:h>
      <text:p text:style-name="P1"><text:span text:style-name="T41">PHP is typically used in combination with a Web server like Apache.</text:span><text:line-break/><text:span text:style-name="T41">Requests for PHP scripts are received by the Web server, and are handled<text:line-break/>by the PHP interpreter. The results obtained after execution are returned<text:line-break/>to the Web server, which takes care of transmitting them to the client<text:line-break/>browser. </text:span><text:span text:style-name="T45">Within the PHP script itself, the sky’s the limit – your<text:line-break/>script can perform calculations, process user input, interact with a<text:line-break/>database, read and write files… Basically, anything you can do with a<text:line-break/>regular programming language, you can do inside your PHP scripts.</text:span></text:p>
      <text:p text:style-name="P8">From the above, it is clear that in order to begin using PHP, you<text:line-break/>need to have a proper development environment set up.</text:p>
      <text:p text:style-name="P3"><text:span text:style-name="T13">This series will focus on using PHP with the Apache Web server on<text:line-break/>Linux, but you can just as easily use PHP with Apache on Windows, UNIX<text:line-break/>and Mac OS. Detailed instructions on how to set up this development<text:line-break/></text:span><text:soft-page-break/><text:span text:style-name="T13">environment on each platform are available in the online manual, at<text:line-break/></text:span><text:a xlink:type="simple" xlink:href="http://www.php.net/manual/en/installation.php" office:target-frame-name="blank" xlink:show="replace"><text:span text:style-name="T14">http://www.php.net/manual/en/installation.php</text:span></text:a><text:span text:style-name="T13"> – or you can just download a copy of PHP 5 from<text:line-break/></text:span><text:a xlink:type="simple" xlink:href="http://www.php.net/" office:target-frame-name="blank" xlink:show="replace"><text:span text:style-name="T14">http://www.php.net</text:span></text:a><text:span text:style-name="T13"> and read the<text:line-break/>installation instructions.</text:span></text:p>
      <text:p text:style-name="P8">Go do that now, and come back when you’ve successfully installed and tested PHP.</text:p>
      <text:p text:style-name="P12"><text:bookmark text:name="Heading4"/></text:p>
      <text:h text:style-name="P16" text:outline-level="2">Start Me Up</text:h>
      <text:p text:style-name="P8">There’s one essential concept that you need to get your mind around<text:line-break/>before we proceed further. Unlike CGI scripts, which require you to<text:line-break/>write code to output HTML, PHP lets you embed PHP code in regular HTML<text:line-break/>pages, and execute the embedded PHP code when the page is requested.</text:p>
      <text:p text:style-name="P2">These embedded PHP commands are enclosed within special start and<text:line-break/>end tags, like this:</text:p>
      <text:p text:style-name="P4"><text:span text:style-name="Source_20_Text"><text:span text:style-name="T26"><text:line-break/>&lt;?php</text:span></text:span></text:p>
      <text:p text:style-name="P3"><text:span text:style-name="Source_20_Text"><text:span text:style-name="T28">... PHP code ...</text:span></text:span></text:p>
      <text:p text:style-name="P3"><text:span text:style-name="Source_20_Text"><text:span text:style-name="T28">?&gt;</text:span></text:span></text:p>
      <text:p text:style-name="P8">Here’s a simple example that demonstrates how PHP and HTML can be<text:line-break/>combined:</text:p>
      <text:p text:style-name="P4"><text:span text:style-name="Source_20_Text"><text:span text:style-name="T8"><text:line-break/>&lt;html&gt;<text:line-break/><text:line-break/>&lt;head&gt;&lt;/head&gt;<text:line-break/><text:line-break/></text:span></text:span><text:soft-page-break/><text:span text:style-name="Source_20_Text"><text:span text:style-name="T8">&lt;body&gt;</text:span></text:span></text:p>
      <text:p text:style-name="P3"><text:span text:style-name="Source_20_Text"><text:span text:style-name="T11">Agent: So who do you think you are, anyhow?<text:line-break/><text:line-break/>&lt;br /&gt;</text:span></text:span></text:p>
      <text:p text:style-name="P4"><text:span text:style-name="Source_20_Text"><text:span text:style-name="T26">&lt;?php<text:line-break/><text:line-break/>// print output<text:line-break/><text:line-break/>echo 'Neo: I am Neo, but my people call me The One.';<text:line-break/><text:line-break/>?&gt;</text:span></text:span><text:span text:style-name="Source_20_Text"><text:span text:style-name="T17"><text:line-break/><text:line-break/></text:span></text:span><text:span text:style-name="Source_20_Text"><text:span text:style-name="T4"><text:line-break/><text:line-break/></text:span></text:span><text:span text:style-name="Source_20_Text"><text:span text:style-name="T9">&lt;/body&gt;<text:line-break/><text:line-break/>&lt;/html&gt;<text:line-break/></text:span></text:span></text:p>
      <text:p text:style-name="P8">Not quite your traditional “Hello, World” program… but then<text:line-break/>again, I always thought tradition was over-rated.</text:p>
      <text:p text:style-name="P1"><text:span text:style-name="T41">Save the above script to a location under your Web server document root, with a<text:line-break/>.php extension, and browse to it.</text:span> You’ll see something like this:</text:p>
      <text:p text:style-name="Text_20_body"><text:span text:style-name="T5"><draw:frame draw:style-name="fr1" draw:name="Image1" text:anchor-type="as-char" svg:width="0.7862in" svg:height="0.3929in" draw:z-index="0"><draw:image xlink:href="https://devzone.zend.com/images/articles/vikram1.gif" xlink:type="simple" xlink:show="embed" xlink:actuate="onLoad"/><svg:title>screenshot</svg:title></draw:frame></text:span><text:span text:style-name="T15"> </text:span><text:span text:style-name="T16">(原網頁中也沒顯示出此圖片)</text:span></text:p>
      <text:p text:style-name="P8"><text:soft-page-break/>Look at the HTML source:</text:p>
      <text:p text:style-name="P4"><text:span text:style-name="Source_20_Text"><text:span text:style-name="T8"><text:line-break/>&lt;html&gt;<text:line-break/><text:line-break/>&lt;head&gt;&lt;/head&gt;</text:span></text:span></text:p>
      <text:p text:style-name="P3"><text:span text:style-name="Source_20_Text"><text:span text:style-name="T11">&lt;body&gt;</text:span></text:span></text:p>
      <text:p text:style-name="P4"><text:span text:style-name="Source_20_Text"><text:span text:style-name="T9">Agent: So who do you think you are, anyhow?<text:line-break/><text:line-break/>&lt;br /&gt;<text:line-break/><text:line-break/>Neo: I am Neo, but my people call me The One.<text:line-break/><text:line-break/>&lt;/body&gt;<text:line-break/><text:line-break/>&lt;/html&gt;</text:span></text:span></text:p>
      <text:p text:style-name="P4"><text:span text:style-name="T13">What just happened? When you requested the script above, Apache intercepted<text:line-break/>your request and handed it off to PHP. PHP then parsed the script,<text:line-break/>executing the code between the </text:span><text:span text:style-name="Source_20_Text"><text:span text:style-name="T9">&lt;?php...?&gt;</text:span></text:span><text:span text:style-name="T13"> marks and<text:line-break/>replacing it with the output of the code run. The result was then handed<text:line-break/>back to the server and transmitted to the client. Since the output contained<text:line-break/>valid HTML, the browser was able to render it for display to the user.</text:span></text:p>
      <text:p text:style-name="P1"><text:span text:style-name="T45">A close look at the script will reveal the basic syntactical rules of PHP.</text:span><text:line-break/><text:soft-page-break/><text:span text:style-name="T41">Every PHP statement ends in a semi-colon</text:span><text:span text:style-name="T42">(即;)</text:span><text:span text:style-name="T41">.</text:span><text:span text:style-name="T45"> This convention is identical to<text:line-break/>that used in Perl, and omitting the semi-colon is one of the most common<text:line-break/>mistakes newbies make. That said, </text:span><text:span text:style-name="T41">it is interesting to note that a semi-colon<text:line-break/>is </text:span><text:span text:style-name="T43">not</text:span><text:span text:style-name="T41"> needed to terminate the </text:span><text:span text:style-name="T43">last</text:span><text:span text:style-name="T41"> line of a PHP block. The<text:line-break/>PHP closing tag </text:span><text:span text:style-name="T42">(即?&gt;)</text:span><text:span text:style-name="T41"> includes a semi-colon, therefore the following is perfectly<text:line-break/>valid PHP code:</text:span></text:p>
      <text:p text:style-name="P4"><text:span text:style-name="Source_20_Text"><text:span text:style-name="T8"><text:line-break/>&lt;?php</text:span></text:span></text:p>
      <text:p text:style-name="P3"><text:span text:style-name="Source_20_Text"><text:span text:style-name="T12">// print output<text:line-break/><text:line-break/>echo 'Neo: I am Neo, but my people call me The One.'</text:span></text:span></text:p>
      <text:p text:style-name="P4"><text:span text:style-name="Source_20_Text"><text:span text:style-name="T8">?&gt;<text:line-break/><text:line-break/></text:span></text:span><text:span text:style-name="Source_20_Text"><text:span text:style-name="T9"><text:line-break/></text:span></text:span></text:p>
      <text:p text:style-name="P1"><text:span text:style-name="T45">It’s also possible to add comments to your PHP code, as I’ve done in<text:line-break/>the example above.</text:span> <text:span text:style-name="T41">PHP supports both single-line and multi-line comment<text:line-break/>blocks:</text:span></text:p>
      <text:p text:style-name="P4"><text:span text:style-name="Source_20_Text"><text:span text:style-name="T8"><text:line-break/>&lt;?php</text:span></text:span></text:p>
      <text:p text:style-name="P3"><text:span text:style-name="Source_20_Text"><text:span text:style-name="T28">// this is a single-line comment</text:span></text:span></text:p>
      <text:p text:style-name="P3"><text:span text:style-name="Source_20_Text"><text:span text:style-name="T29">/* and this is a</text:span></text:span></text:p>
      <text:p text:style-name="P3"><text:span text:style-name="Source_20_Text"><text:span text:style-name="T29">multi-line<text:line-break/><text:line-break/>comment */</text:span></text:span></text:p>
      <text:p text:style-name="P4"><text:soft-page-break/><text:span text:style-name="Source_20_Text"><text:span text:style-name="T8">?&gt;</text:span></text:span></text:p>
      <text:p text:style-name="P1"><text:span text:style-name="T41">Blank lines within the PHP tags are ignored by the parser.</text:span><text:line-break/><text:span text:style-name="T45">Everything outside the tags is also ignored by the parser, and returned<text:line-break/>as-is.</text:span><text:span text:style-name="T41"> Only the code between the tags is read and executed.</text:span></text:p>
      <text:p text:style-name="P3"><text:bookmark text:name="Heading5"/></text:p>
      <text:h text:style-name="P16" text:outline-level="2">A Case of Identity</text:h>
      <text:p text:style-name="P8">Variables are the bread and butter of every programming language…<text:line-break/>and PHP has them too. A variable can be<text:line-break/>thought of as a programming construct used to store both numeric and<text:line-break/>non-numeric data; the contents of a variable can be altered during<text:line-break/>program execution. Finally, variables can be compared with each other,<text:line-break/>and you – the programmer – can write code that performs<text:line-break/>specific actions on the basis of this comparison.</text:p>
      <text:p text:style-name="P4"><text:span text:style-name="T30">PHP supports a number of different variable types: integers, floating<text:line-break/>point numbers, strings and arrays.</text:span><text:span text:style-name="T13"> In many languages, it’s essential to<text:line-break/>specify the variable type before using it: for example, a variable may<text:line-break/>need to be specified as type </text:span><text:span text:style-name="Source_20_Text"><text:span text:style-name="T9">integer</text:span></text:span><text:span text:style-name="T13"> or type </text:span><text:span text:style-name="Source_20_Text"><text:span text:style-name="T9">array</text:span></text:span><text:span text:style-name="T13">.</text:span><text:span text:style-name="T2"><text:line-break/></text:span><text:span text:style-name="T13">Give</text:span><text:span text:style-name="T2"> </text:span><text:span text:style-name="T30">PHP</text:span><text:span text:style-name="T2"> </text:span><text:span text:style-name="T13">credit for a little intelligence, though: it</text:span><text:span text:style-name="T2"> </text:span><text:span text:style-name="T30">automagically<text:line-break/>determines variable type by the context</text:span><text:span text:style-name="T2"> </text:span><text:span text:style-name="T13">in which it is being used!</text:span></text:p>
      <text:p text:style-name="P4"><text:span text:style-name="T13">Every variable has a name. In PHP, </text:span><text:span text:style-name="T30">a variable name is preceded by a<text:line-break/>dollar ($) symbol </text:span><text:span text:style-name="T31">(跟bash類似, 但也不同)</text:span><text:span text:style-name="T30"> and must begin with a letter or underscore</text:span><text:span text:style-name="T2">, </text:span><text:span text:style-name="T13">optionally<text:line-break/>followed by more letters, numbers and/or underscores. For example,</text:span><text:span text:style-name="T30"> </text:span><text:span text:style-name="Source_20_Text"><text:span text:style-name="T27">$popeye</text:span></text:span><text:span text:style-name="T30">, </text:span><text:span text:style-name="Source_20_Text"><text:span text:style-name="T27">$one</text:span></text:span><text:span text:style-name="T30"> and</text:span><text:span text:style-name="Source_20_Text"><text:span text:style-name="T27">$INCOME</text:span></text:span><text:span text:style-name="T30"> are all valid PHP variable names,</text:span><text:span text:style-name="T2"> </text:span><text:span text:style-name="T30">while </text:span><text:span text:style-name="Source_20_Text"><text:span text:style-name="T27">$123</text:span></text:span><text:span text:style-name="T30"> and </text:span><text:span text:style-name="Source_20_Text"><text:span text:style-name="T27">$48hrs</text:span></text:span><text:span text:style-name="T30"> are invalid.</text:span></text:p>
      <text:p text:style-name="P4"><text:soft-page-break/><text:span text:style-name="T13">Note that</text:span><text:span text:style-name="T2"> </text:span><text:span text:style-name="T30">variable names in PHP are case sensitive</text:span><text:span text:style-name="T13">, so </text:span><text:span text:style-name="Source_20_Text"><text:span text:style-name="T9">$me</text:span></text:span><text:span text:style-name="T13"> is<text:line-break/>different from </text:span><text:span text:style-name="Source_20_Text"><text:span text:style-name="T9">$Me</text:span></text:span><text:span text:style-name="T13"> or </text:span><text:span text:style-name="Source_20_Text"><text:span text:style-name="T9">$ME</text:span></text:span><text:span text:style-name="T13">.</text:span></text:p>
      <text:p text:style-name="P8">Here’s a simple example that demonstrates PHP’s variables:</text:p>
      <text:p text:style-name="P3"><text:span text:style-name="Source_20_Text"><text:span text:style-name="T11">&lt;html&gt;<text:line-break/><text:line-break/>&lt;head&gt;&lt;/head&gt;</text:span></text:span><text:span text:style-name="Source_20_Text"><text:span text:style-name="T3"><text:line-break/><text:line-break/></text:span></text:span><text:span text:style-name="Source_20_Text"><text:span text:style-name="T11">&lt;body&gt;</text:span></text:span></text:p>
      <text:p text:style-name="P3"><text:span text:style-name="Source_20_Text"><text:span text:style-name="T11">Agent: So who do you think you are, anyhow?<text:line-break/><text:line-break/>&lt;br /&gt;</text:span></text:span></text:p>
      <text:p text:style-name="P3"><text:span text:style-name="Source_20_Text"><text:span text:style-name="T12">&lt;?php<text:line-break/><text:line-break/>// define variables<text:line-break/><text:line-break/></text:span></text:span><text:span text:style-name="Source_20_Text"><text:span text:style-name="T28">$name = 'Neo';</text:span></text:span></text:p>
      <text:p text:style-name="P3"><text:span text:style-name="Source_20_Text"><text:span text:style-name="T28">$rank = 'Anomaly';<text:line-break/></text:span></text:span><text:span text:style-name="Source_20_Text"><text:span text:style-name="T19"><text:line-break/></text:span></text:span><text:span text:style-name="Source_20_Text"><text:span text:style-name="T28">$serialNumber = 1;</text:span></text:span></text:p>
      <text:p text:style-name="P3"><text:span text:style-name="Source_20_Text"><text:span text:style-name="T12">// print output</text:span></text:span><text:span text:style-name="Source_20_Text"><text:span text:style-name="T23"><text:line-break/><text:line-break/></text:span></text:span><text:span text:style-name="Source_20_Text"><text:span text:style-name="T28">echo "Neo: I am &lt;b&gt;$name&lt;/b&gt;, the &lt;b&gt;$rank&lt;/b&gt;. You can call me by my serial number, &lt;b&gt;$serialNumber&lt;/b&gt;.";</text:span></text:span></text:p>
      <text:p text:style-name="P4"><text:span text:style-name="Source_20_Text"><text:span text:style-name="T8">?&gt;<text:line-break/></text:span></text:span><text:soft-page-break/><text:span text:style-name="Source_20_Text"><text:span text:style-name="T8"><text:line-break/></text:span></text:span><text:span text:style-name="Source_20_Text"><text:span text:style-name="T9"><text:line-break/><text:line-break/>&lt;/body&gt;<text:line-break/><text:line-break/>&lt;/html&gt;</text:span></text:span></text:p>
      <text:p text:style-name="P4"><text:span text:style-name="T13">Here, the variables </text:span><text:span text:style-name="Source_20_Text"><text:span text:style-name="T9">$name</text:span></text:span><text:span text:style-name="T13">, </text:span><text:span text:style-name="Source_20_Text"><text:span text:style-name="T9">$rank</text:span></text:span><text:span text:style-name="T13"> and<text:line-break/></text:span><text:span text:style-name="Source_20_Text"><text:span text:style-name="T9">$serialNumber</text:span></text:span><text:span text:style-name="T13"> are first defined with string and numeric<text:line-break/>values, and then substituted in the </text:span><text:span text:style-name="Source_20_Text"><text:span text:style-name="T9">echo()</text:span></text:span><text:span text:style-name="T13"> function call.</text:span><text:span text:style-name="T2"><text:line-break/></text:span><text:span text:style-name="T30">The </text:span><text:span text:style-name="Source_20_Text"><text:span text:style-name="T27">echo()</text:span></text:span><text:span text:style-name="T30"> function, along with the </text:span><text:span text:style-name="Source_20_Text"><text:span text:style-name="T27">print()</text:span></text:span><text:span text:style-name="T30"> function,<text:line-break/>is commonly used to print data to the standard output device (here, the<text:line-break/>browser)</text:span><text:span text:style-name="T2">. </text:span><text:span text:style-name="T30">Notice that I’ve included HTML tags </text:span><text:span text:style-name="T31">(&lt;b&gt;等)</text:span><text:span text:style-name="T30"> within the call to </text:span><text:span text:style-name="Source_20_Text"><text:span text:style-name="T27">echo()</text:span></text:span><text:span text:style-name="T30">,<text:line-break/>and those have been rendered by the browser in its output.</text:span><text:span text:style-name="T2"> </text:span><text:span text:style-name="T13">You can do this too. Really.</text:span></text:p>
      <text:p text:style-name="P3"><text:bookmark text:name="Heading6"/></text:p>
      <text:h text:style-name="P16" text:outline-level="2">An Equal Music</text:h>
      <text:p text:style-name="P8">To assign a value to a variable, you use the assignment<text:line-break/>operator: the = symbol. This is used to assign a value<text:line-break/>(the right side of the equation) to a variable (the left side). The<text:line-break/>value being assigned need not always be fixed; it could also be another<text:line-break/>variable, an expression, or even an expression involving other<text:line-break/>variables, as below:</text:p>
      <text:p text:style-name="P4"><text:span text:style-name="Source_20_Text"><text:span text:style-name="T8"><text:line-break/></text:span></text:span><text:soft-page-break/><text:span text:style-name="Source_20_Text"><text:span text:style-name="T8">&lt;?php</text:span></text:span></text:p>
      <text:p text:style-name="P3"><text:span text:style-name="Source_20_Text"><text:span text:style-name="T29">$age </text:span></text:span><text:span text:style-name="Source_20_Text"><text:span text:style-name="T28">= $dob + 15;</text:span></text:span></text:p>
      <text:p text:style-name="P4"><text:span text:style-name="Source_20_Text"><text:span text:style-name="T8">?&gt;</text:span></text:span></text:p>
      <text:p text:style-name="P8">Interestingly, you can also perform more than one assignment at a<text:line-break/>time. Consider the following example, which assigns three variables the<text:line-break/>same value simultaneously:</text:p>
      <text:p text:style-name="P4"><text:span text:style-name="Source_20_Text"><text:span text:style-name="T8"><text:line-break/>&lt;?php</text:span></text:span></text:p>
      <text:p text:style-name="P3"><text:span text:style-name="Source_20_Text"><text:span text:style-name="T11">$angle1 </text:span></text:span><text:span text:style-name="Source_20_Text"><text:span text:style-name="T12">= $angle2 = $angle3 = 60;</text:span></text:span></text:p>
      <text:p text:style-name="P4"><text:span text:style-name="Source_20_Text"><text:span text:style-name="T8">?&gt;</text:span></text:span></text:p>
      <text:p text:style-name="P3"><text:bookmark text:name="Heading7"/></text:p>
      <text:h text:style-name="P16" text:outline-level="2">Not My Type</text:h>
      <text:p text:style-name="P1"><text:span text:style-name="T45">Every language has different types of variable – and PHP is no<text:line-break/>exception. </text:span><text:span text:style-name="T41">The language supports a wide variety of data types,<text:line-break/>including simple numeric, character, string and Boolean types, and more<text:line-break/>complex arrays and objects.</text:span><text:span text:style-name="T45"> Here’s a quick list of the basic ones, with<text:line-break/>examples:</text:span></text:p>
      <text:list xml:id="list7368865156970026227" text:style-name="L1">
        <text:list-item>
          <text:p text:style-name="P9"><text:span text:style-name="T44">Boolean</text:span><text:span text:style-name="T40">:</text:span> The simplest variable type in PHP, a Boolean<text:line-break/>variable, simply specifies a true or false value.</text:p>
          <text:p text:style-name="P10"><text:span text:style-name="Source_20_Text"><text:span text:style-name="T8">&lt;?php</text:span></text:span></text:p>
          <text:p text:style-name="P10"><text:span text:style-name="Source_20_Text"><text:span text:style-name="T9">$auth </text:span></text:span><text:span text:style-name="Source_20_Text"><text:span text:style-name="T8">= true;</text:span></text:span></text:p>
          <text:p text:style-name="P11"><text:span text:style-name="Source_20_Text"><text:span text:style-name="T8">?&gt;</text:span></text:span></text:p>
        </text:list-item>
        <text:list-item>
          <text:p text:style-name="P9"><text:span text:style-name="T40">Integer:</text:span> An integer is a plain-vanilla whole number like 75, -95, 2000 or 1.</text:p>
          <text:p text:style-name="P10"><text:span text:style-name="Source_20_Text"><text:span text:style-name="T8">&lt;?php</text:span></text:span></text:p>
          <text:p text:style-name="P10"><text:span text:style-name="Source_20_Text"><text:span text:style-name="T9">$age </text:span></text:span><text:span text:style-name="Source_20_Text"><text:span text:style-name="T8">= 99;</text:span></text:span></text:p>
          <text:p text:style-name="P11"><text:span text:style-name="Source_20_Text"><text:span text:style-name="T8">?&gt;</text:span></text:span></text:p>
        </text:list-item>
        <text:list-item>
          <text:p text:style-name="P9"><text:soft-page-break/><text:span text:style-name="T40">Floating-point:</text:span> A floating-point number is typically a fractional<text:line-break/>number such as 12.5 or 3.141592653589. Floating point numbers may be<text:line-break/>specified using either decimal or scientific notation.</text:p>
          <text:p text:style-name="P10"><text:span text:style-name="Source_20_Text"><text:span text:style-name="T8">&lt;?php</text:span></text:span></text:p>
          <text:p text:style-name="P10"><text:span text:style-name="Source_20_Text"><text:span text:style-name="T9">$temperature </text:span></text:span><text:span text:style-name="Source_20_Text"><text:span text:style-name="T8">= 56.89;</text:span></text:span></text:p>
          <text:p text:style-name="P11"><text:span text:style-name="Source_20_Text"><text:span text:style-name="T8">?&gt;</text:span></text:span></text:p>
        </text:list-item>
        <text:list-item>
          <text:p text:style-name="P7"><text:span text:style-name="T46">String:</text:span><text:span text:style-name="T45"> A string is a sequence of characters, like “hello” or<text:line-break/>“abracadabra”.</text:span> <text:span text:style-name="T41">String values may be enclosed in either double quotes<text:line-break/>(“”) or single quotes(”).</text:span><text:span text:style-name="T45"> (Quotation marks within the string itself can<text:line-break/>be “escaped” with a backslash (\) character.) </text:span><text:span text:style-name="T41">String values enclosed in<text:line-break/>double quotes are automatically parsed for special characters and variable<text:line-break/>names; if these are found, they are replaced with the appropriate value.</text:span><text:line-break/><text:span text:style-name="T45">Here’s an example:</text:span></text:p>
          <text:p text:style-name="P10"><text:span text:style-name="Source_20_Text"><text:span text:style-name="T8">&lt;?php</text:span></text:span></text:p>
          <text:p text:style-name="P10"><text:span text:style-name="Source_20_Text"><text:span text:style-name="T9">$identity </text:span></text:span><text:span text:style-name="Source_20_Text"><text:span text:style-name="T8">= 'James Bond';<text:line-break/><text:line-break/>$car = 'BMW';</text:span></text:span></text:p>
          <text:p text:style-name="P10"><text:span text:style-name="Source_20_Text"><text:span text:style-name="T20"/></text:span></text:p>
          <text:p text:style-name="P10"><text:span text:style-name="Source_20_Text"><text:span text:style-name="T8">// this</text:span></text:span><text:span text:style-name="Source_20_Text"><text:span text:style-name="T10">(指下句)</text:span></text:span><text:span text:style-name="Source_20_Text"><text:span text:style-name="T8"> would contain the string "James Bond drives a BMW"<text:line-break/><text:line-break/>$sentence = "$identity drives a $car";<text:line-break/><text:line-break/>echo $sentence;</text:span></text:span></text:p>
          <text:p text:style-name="P11"><text:span text:style-name="Source_20_Text"><text:span text:style-name="T8">?&gt;</text:span></text:span></text:p>
        </text:list-item>
      </text:list>
      <text:p text:style-name="P3"><text:span text:style-name="T13">To learn more about PHP’s data types, visit<text:line-break/></text:span><text:a xlink:type="simple" xlink:href="http://www.php.net/manual/en/language.types.php" office:target-frame-name="blank" xlink:show="replace"><text:span text:style-name="T14">http://www.php.net/manual/en/language.types.php</text:span></text:a><text:span text:style-name="T13">.</text:span></text:p>
      <text:p text:style-name="P3"><text:bookmark text:name="Heading8"/></text:p>
      <text:h text:style-name="P16" text:outline-level="2"><text:soft-page-break/>Market Value</text:h>
      <text:p text:style-name="P8">If variables are the building blocks of a programming language,<text:line-break/>operators are the glue that let you build something useful with<text:line-break/>them. You’ve already seen one example of an operator – the<text:line-break/>assignment operator -, which lets you assign a value to a<text:line-break/>variable. Since PHP believes in spoiling you, it also comes with<text:line-break/>operators for arithmetic, string, comparison and logical operations.</text:p>
      <text:p text:style-name="P8">A good way to get familiar with operators is to use them to perform<text:line-break/>arithmetic operations on variables, as in the following example:</text:p>
      <text:p text:style-name="P4"><text:span text:style-name="Source_20_Text"><text:span text:style-name="T8"><text:line-break/>&lt;html&gt;<text:line-break/><text:line-break/>&lt;head&gt;<text:line-break/><text:line-break/>&lt;/head&gt;<text:line-break/><text:line-break/>&lt;body&gt;</text:span></text:span></text:p>
      <text:p text:style-name="P3"><text:span text:style-name="Source_20_Text"><text:span text:style-name="T12">&lt;?php</text:span></text:span></text:p>
      <text:p text:style-name="P3"><text:span text:style-name="Source_20_Text"><text:span text:style-name="T12">// set quantity</text:span></text:span></text:p>
      <text:p text:style-name="P3"><text:span text:style-name="Source_20_Text"><text:span text:style-name="T12">$quantity = 1000;</text:span></text:span></text:p>
      <text:p text:style-name="P3"><text:span text:style-name="Source_20_Text"><text:span text:style-name="T12">// set original and current unit price</text:span></text:span><text:span text:style-name="Source_20_Text"><text:span text:style-name="T23"><text:line-break/><text:line-break/></text:span></text:span><text:span text:style-name="Source_20_Text"><text:span text:style-name="T12">$origPrice = 100;<text:line-break/><text:line-break/>$currPrice = 25;</text:span></text:span></text:p>
      <text:p text:style-name="P3"><text:span text:style-name="Source_20_Text"><text:span text:style-name="T12">// calculate difference in price<text:line-break/></text:span></text:span><text:soft-page-break/><text:span text:style-name="Source_20_Text"><text:span text:style-name="T12"><text:line-break/>$diffPrice = $currPrice - $origPrice;</text:span></text:span></text:p>
      <text:p text:style-name="P3"><text:span text:style-name="Source_20_Text"><text:span text:style-name="T12">// calculate percentage change in price<text:line-break/><text:line-break/>$diffPricePercent = (($currPrice - $origPrice) * 100)/$origPrice</text:span></text:span></text:p>
      <text:p text:style-name="P3"><text:span text:style-name="Source_20_Text"><text:span text:style-name="T11">?&gt;<text:line-break/><text:line-break/><text:line-break/><text:line-break/>&lt;table border="1" cellpadding="5" cellspacing="0"&gt;</text:span></text:span></text:p>
      <text:p text:style-name="P3"><text:span text:style-name="Source_20_Text"><text:span text:style-name="T11">&lt;tr&gt;<text:line-break/><text:line-break/>&lt;td&gt;Quantity&lt;/td&gt;<text:line-break/><text:line-break/>&lt;td&gt;Cost price&lt;/td&gt;<text:line-break/><text:line-break/>&lt;td&gt;Current price&lt;/td&gt;<text:line-break/><text:line-break/>&lt;td&gt;Absolute change in price&lt;/td&gt;</text:span></text:span></text:p>
      <text:p text:style-name="P3"><text:span text:style-name="Source_20_Text"><text:span text:style-name="T11">&lt;td&gt;Percent change in price&lt;/td&gt;<text:line-break/><text:line-break/>&lt;/tr&gt;</text:span></text:span><text:span text:style-name="Source_20_Text"><text:span text:style-name="T3"><text:line-break/><text:line-break/></text:span></text:span><text:soft-page-break/><text:span text:style-name="Source_20_Text"><text:span text:style-name="T11">&lt;tr&gt;<text:line-break/><text:line-break/>&lt;td&gt;</text:span></text:span><text:span text:style-name="Source_20_Text"><text:span text:style-name="T12">&lt;?php echo $quantity ?&gt;</text:span></text:span><text:span text:style-name="Source_20_Text"><text:span text:style-name="T11">&lt;/td&gt;<text:line-break/><text:line-break/>&lt;td&gt;</text:span></text:span><text:span text:style-name="Source_20_Text"><text:span text:style-name="T12">&lt;?php echo $origPrice ?&gt;</text:span></text:span><text:span text:style-name="Source_20_Text"><text:span text:style-name="T11">&lt;/td&gt;</text:span></text:span></text:p>
      <text:p text:style-name="P3"><text:span text:style-name="Source_20_Text"><text:span text:style-name="T11">&lt;td&gt;</text:span></text:span><text:span text:style-name="Source_20_Text"><text:span text:style-name="T12">&lt;?php echo $currPrice ?&gt;</text:span></text:span><text:span text:style-name="Source_20_Text"><text:span text:style-name="T11">&lt;/td&gt;<text:line-break/><text:line-break/>&lt;td&gt;</text:span></text:span><text:span text:style-name="Source_20_Text"><text:span text:style-name="T12">&lt;?php echo $diffPrice ?&gt;</text:span></text:span><text:span text:style-name="Source_20_Text"><text:span text:style-name="T11">&lt;/td&gt;<text:line-break/><text:line-break/>&lt;td&gt;</text:span></text:span><text:span text:style-name="Source_20_Text"><text:span text:style-name="T12">&lt;?php echo $diffPricePercent ?&gt;</text:span></text:span><text:span text:style-name="Source_20_Text"><text:span text:style-name="T11">%&lt;/td&gt;</text:span></text:span></text:p>
      <text:p text:style-name="P3"><text:span text:style-name="Source_20_Text"><text:span text:style-name="T11">&lt;/tr&gt;<text:line-break/><text:line-break/>&lt;/table&gt;</text:span></text:span></text:p>
      <text:p text:style-name="P4"><text:span text:style-name="Source_20_Text"><text:span text:style-name="T9">&lt;/body&gt;<text:line-break/><text:line-break/>&lt;/html&gt;<text:line-break/></text:span></text:span></text:p>
      <text:p text:style-name="P8">Looks complex? Don’t be afraid – it’s actually pretty simple. The<text:line-break/>meat of the script is at the top, where I’ve set up variables for the<text:line-break/>unit cost and the quantity. Next, I’ve performed a bunch of calculations<text:line-break/>using PHP’s various mathematical operators, and stored the results of<text:line-break/>those calculations in different variables. The rest of the script is<text:line-break/>related to the display of the resulting calculations in a neat table.</text:p>
      <text:p text:style-name="P8"><text:soft-page-break/>If you’d like, you can even perform an arithmetic operation<text:line-break/>simultaneously with an assignment, by using the two operators together.<text:line-break/>The two code snippets below are equivalent:</text:p>
      <text:p text:style-name="P4"><text:span text:style-name="Source_20_Text"><text:span text:style-name="T8"><text:line-break/>&lt;?php</text:span></text:span></text:p>
      <text:p text:style-name="P3"><text:span text:style-name="Source_20_Text"><text:span text:style-name="T12">// this...<text:line-break/><text:line-break/>$a = 5;<text:line-break/><text:line-break/>$a = $a + 10;</text:span></text:span></text:p>
      <text:p text:style-name="P3"><text:span text:style-name="Source_20_Text"><text:span text:style-name="T12">// ... is the same as this<text:line-break/><text:line-break/>$a = 5;<text:line-break/><text:line-break/></text:span></text:span><text:span text:style-name="Source_20_Text"><text:span text:style-name="T28">$a += 10;</text:span></text:span></text:p>
      <text:p text:style-name="P4"><text:span text:style-name="Source_20_Text"><text:span text:style-name="T8">?&gt;</text:span></text:span></text:p>
      <text:p text:style-name="P8">If you don’t believe me, try echoing them both.</text:p>
      <text:p text:style-name="P3"><text:bookmark text:name="Heading9"/></text:p>
      <text:h text:style-name="P16" text:outline-level="2">Stringing Things Along</text:h>
      <text:p text:style-name="P1"><text:span text:style-name="T45">Why stop with numbers? PHP also allows you to</text:span> <text:span text:style-name="T41">add strings with the string<text:line-break/>concatenation operator, represented by a period (.)</text:span>. <text:span text:style-name="T45">Take a look:</text:span></text:p>
      <text:p text:style-name="P4"><text:span text:style-name="Source_20_Text"><text:span text:style-name="T8"><text:line-break/>&lt;?php</text:span></text:span></text:p>
      <text:p text:style-name="P3"><text:span text:style-name="Source_20_Text"><text:span text:style-name="T12">// set up some string variables<text:line-break/><text:line-break/>$a = 'the';<text:line-break/></text:span></text:span><text:soft-page-break/><text:span text:style-name="Source_20_Text"><text:span text:style-name="T12"><text:line-break/>$b = 'games';</text:span></text:span></text:p>
      <text:p text:style-name="P3"><text:span text:style-name="Source_20_Text"><text:span text:style-name="T12">$c = 'begin';</text:span></text:span><text:span text:style-name="Source_20_Text"><text:span text:style-name="T19"><text:line-break/><text:line-break/></text:span></text:span><text:span text:style-name="Source_20_Text"><text:span text:style-name="T12">$d = 'now';</text:span></text:span></text:p>
      <text:p text:style-name="P3"><text:span text:style-name="Source_20_Text"><text:span text:style-name="T12">// combine them using the concatenation operator<text:line-break/><text:line-break/>// this returns 'the games begin now&lt;br /&gt;'<text:line-break/></text:span></text:span><text:span text:style-name="Source_20_Text"><text:span text:style-name="T23"><text:line-break/></text:span></text:span><text:span text:style-name="Source_20_Text"><text:span text:style-name="T28">$statement = $a.' '.$b.' '.$c.' '.$d.'&lt;br /&gt;';</text:span></text:span></text:p>
      <text:p text:style-name="P3"><text:span text:style-name="Source_20_Text"><text:span text:style-name="T11">print </text:span></text:span><text:span text:style-name="Source_20_Text"><text:span text:style-name="T12">$statement;</text:span></text:span></text:p>
      <text:p text:style-name="P3"><text:span text:style-name="Source_20_Text"><text:span text:style-name="T12">// and this returns 'begin the games now!'<text:line-break/><text:line-break/>$command = $c.' '.$a.' '.$b.' '.$d.'!';</text:span></text:span></text:p>
      <text:p text:style-name="P3"><text:span text:style-name="Source_20_Text"><text:span text:style-name="T11">print </text:span></text:span><text:span text:style-name="Source_20_Text"><text:span text:style-name="T12">$command;</text:span></text:span></text:p>
      <text:p text:style-name="P4"><text:span text:style-name="Source_20_Text"><text:span text:style-name="T8">?&gt;</text:span></text:span></text:p>
      <text:p text:style-name="P8">As before, you can concatenate and assign simultaneously, as<text:line-break/>below:</text:p>
      <text:p text:style-name="P4"><text:span text:style-name="Source_20_Text"><text:span text:style-name="T8"><text:line-break/>&lt;?php</text:span></text:span></text:p>
      <text:p text:style-name="P3"><text:span text:style-name="Source_20_Text"><text:span text:style-name="T12">// define string</text:span></text:span></text:p>
      <text:p text:style-name="P3"><text:span text:style-name="Source_20_Text"><text:span text:style-name="T12">$str = 'the';</text:span></text:span></text:p>
      <text:p text:style-name="P3"><text:span text:style-name="Source_20_Text"><text:span text:style-name="T12">// add and assign<text:line-break/><text:line-break/>$str .= 'n';</text:span></text:span></text:p>
      <text:p text:style-name="P3"><text:span text:style-name="Source_20_Text"><text:span text:style-name="T12">// str now contains "then"</text:span></text:span><text:span text:style-name="Source_20_Text"><text:span text:style-name="T23"><text:line-break/></text:span></text:span><text:soft-page-break/><text:span text:style-name="Source_20_Text"><text:span text:style-name="T23"><text:line-break/></text:span></text:span><text:span text:style-name="Source_20_Text"><text:span text:style-name="T12">echo $str;</text:span></text:span></text:p>
      <text:p text:style-name="P3"><text:span text:style-name="Source_20_Text"><text:span text:style-name="T12">?&gt;</text:span></text:span></text:p>
      <text:p text:style-name="P4"><text:span text:style-name="Source_20_Text"><text:span text:style-name="T47"/></text:span></text:p>
      <text:p text:style-name="P3"><text:span text:style-name="T13">To learn more about PHP’s arithmetic and string operators, visit<text:line-break/></text:span><text:a xlink:type="simple" xlink:href="http://www.php.net/manual/en/language.operators.arithmetic.php" office:target-frame-name="blank" xlink:show="replace"><text:span text:style-name="T14">http://www.php.net/manual/en/language.operators.arithmetic.php</text:span></text:a><text:span text:style-name="T13"><text:line-break/>and </text:span><text:a xlink:type="simple" xlink:href="http://www.php.net/manual/en/language.operators.string.php" office:target-frame-name="blank" xlink:show="replace"><text:span text:style-name="T14">http://www.php.net/manual/en/language.operators.string.php</text:span></text:a><text:span text:style-name="T13">.</text:span></text:p>
      <text:p text:style-name="P3"><text:span text:style-name="T13">That’s about it for this tutorial. You now know all about the basic<text:line-break/>building blocks and glue of PHP – its variables and operators. In<text:line-break/></text:span><text:a xlink:type="simple" xlink:href="https://devzone.zend.com/5/"><text:span text:style-name="T14">Part Two</text:span></text:a><text:span text:style-name="T13"> of this series, I’ll be using these<text:line-break/>fundamental concepts to demonstrate PHP’s powerful form processing capabilities.</text:span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Arial, 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0:08:49.733115214</meta:creation-date>
    <dc:date>2016-08-20T01:33:12.072721305</dc:date>
    <meta:editing-duration>PT22M43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17" meta:paragraph-count="130" meta:word-count="2234" meta:character-count="13152" meta:non-whitespace-character-count="11009"/>
  </office:meta>
</office:document-meta>
</file>